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eeProcessorSitemapErrorHandler.handleError(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eeProcessorSitemapErrorHandler.prepareErrorPipeline( Exception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eeProcessorSitemapErrorHandler.TreeProcessorSitemapErrorHandler( ErrorHandlerHelper handler , Environment environment , Invok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